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0147d4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0147d4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0147d4" officeooo:paragraph-rsid="000147d4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0147d4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015233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015233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015233" officeooo:paragraph-rsid="00015233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d5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47d4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0d78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c58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5233" style:text-blinking="false" fo:background-color="transparent" loext:char-shading-value="0"/>
    </style:style>
    <style:style style:name="T7" style:family="text">
      <style:text-properties officeooo:rsid="0017c588"/>
    </style:style>
    <style:style style:name="T8" style:family="text">
      <style:text-properties officeooo:rsid="00123d55"/>
    </style:style>
    <style:style style:name="T9" style:family="text">
      <style:text-properties officeooo:rsid="00014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r. <text:span text:style-name="T9">Cristian Mollina</text:span><text:span text:style-name="T7"> </text:span><text:span text:style-name="T9">Terrejo</text:span></text:p>
      <text:p text:style-name="P3">Socio en particular</text:p>
      <text:p text:style-name="P1"><text:span text:style-name="T8">Calle</text:span> de Maria Lluïsa Serra, 87. </text:p>
      <text:p text:style-name="P1">07700 MAHÓN, ISLAS BALEARES</text:p>
      <text:p text:style-name="P4"><text:span text:style-name="T2"/></text:p>
      <text:p text:style-name="P4"><text:span text:style-name="T2"/></text:p>
      <text:p text:style-name="P6"><text:span text:style-name="T6">Co</text:span><text:span text:style-name="T3">nvocamos a todos los socios incluyéndose a usted que la próxima</text:span><text:bookmark text:name="docs-internal-guid-8765426e-7fff-bb86-b22c-21d8786bde6f"/><text:span text:style-name="T3"> reunión del Club Marítimo de Mahón tendrá lugar el próximo lunes.</text:span></text:p>
      <text:p text:style-name="P4"><text:span text:style-name="T3"/></text:p>
      <text:p text:style-name="P4"><text:span text:style-name="T1">Día: </text:span><text:span text:style-name="T3">4 </text:span><text:span text:style-name="T1">de d</text:span><text:span text:style-name="T6">icie</text:span><text:span text:style-name="T1">mbre del 20</text:span><text:span text:style-name="T3">23</text:span></text:p>
      <text:p text:style-name="P4"><text:span text:style-name="T1">Hora: 20:</text:span><text:span text:style-name="T3">00 </text:span><text:span text:style-name="T1">h</text:span></text:p>
      <text:p text:style-name="P5"><text:span text:style-name="T6">Lugar</text:span><text:span text:style-name="T1">: Sala </text:span><text:span text:style-name="T6">de Ac</text:span><text:span text:style-name="T1">t</text:span><text:span text:style-name="T6">o</text:span><text:span text:style-name="T1">s de</text:span><text:span text:style-name="T6">l Ay</text:span><text:span text:style-name="T1">untam</text:span><text:span text:style-name="T6">i</text:span><text:span text:style-name="T1">ent</text:span><text:span text:style-name="T6">o</text:span><text:span text:style-name="T1"> de </text:span><text:span text:style-name="T3">Mahón.</text:span></text:p>
      <text:p text:style-name="P4"><text:span text:style-name="T1"/></text:p>
      <text:p text:style-name="P4"><text:span text:style-name="T1">Ord</text:span><text:span text:style-name="T6">en</text:span><text:span text:style-name="T1"> del día:</text:span></text:p>
      <text:p text:style-name="P4"><text:span text:style-name="T1"/></text:p>
      <text:p text:style-name="P4"><text:span text:style-name="T1">1. Lectura </text:span><text:span text:style-name="T6">y</text:span><text:span text:style-name="T1"> apro</text:span><text:span text:style-name="T6">b</text:span><text:span text:style-name="T1">ació</text:span><text:span text:style-name="T6">n </text:span><text:span text:style-name="T1">de</text:span><text:span text:style-name="T6">l </text:span><text:span text:style-name="T1">acta de la sesió</text:span><text:span text:style-name="T6">n</text:span><text:span text:style-name="T1"> anterior.</text:span></text:p>
      <text:p text:style-name="P4"><text:span text:style-name="T1">2. Organizació</text:span><text:span text:style-name="T6">n</text:span><text:span text:style-name="T1"> de </text:span><text:span text:style-name="T6">las actividades con delfines.</text:span></text:p>
      <text:p text:style-name="P4"><text:span text:style-name="T1">3. Admisió</text:span><text:span text:style-name="T6">n</text:span><text:span text:style-name="T1"> de n</text:span><text:span text:style-name="T6">uevos</text:span><text:span text:style-name="T1"> m</text:span><text:span text:style-name="T6">ie</text:span><text:span text:style-name="T1">mbr</text:span><text:span text:style-name="T6">o</text:span><text:span text:style-name="T1">s </text:span><text:span text:style-name="T6">al Club.</text:span></text:p>
      <text:p text:style-name="P4"><text:span text:style-name="T1">4. </text:span><text:span text:style-name="T6">Turno abierto de palabras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[firma]</text:span></text:p>
      <text:p text:style-name="P7"><text:span text:style-name="T1"/></text:p>
      <text:p text:style-name="P7"><text:span text:style-name="T1">Sebastian Osorio Rengifo</text:span></text:p>
      <text:p text:style-name="P7"><text:span text:style-name="T1">Presidente del </text:span><text:span text:style-name="T3">Club Marítimo de Mahón </text:span></text:p>
      <text:p text:style-name="P7"><text:span text:style-name="T3"/></text:p>
      <text:p text:style-name="P7"><text:span text:style-name="T3">M</text:span><text:span text:style-name="T1">ahón, 28 de noviembre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26:09.475616286</meta:creation-date>
    <dc:date>2023-11-28T12:47:47.930422661</dc:date>
    <meta:editing-duration>PT6M29S</meta:editing-duration>
    <meta:editing-cycles>1</meta:editing-cycles>
    <meta:document-statistic meta:table-count="0" meta:image-count="0" meta:object-count="0" meta:page-count="1" meta:paragraph-count="17" meta:word-count="104" meta:character-count="610" meta:non-whitespace-character-count="521"/>
    <meta:generator>LibreOffice/7.3.7.2$Linux_X86_64 LibreOffice_project/30$Build-2</meta:generator>
  </office:meta>
</office:document-meta>
</file>